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9mm"/>
    </style:style>
    <style:style style:name="co3" style:family="table-column">
      <style:table-column-properties fo:break-before="auto" style:column-width="12.19mm"/>
    </style:style>
    <style:style style:name="co4" style:family="table-column">
      <style:table-column-properties fo:break-before="auto" style:column-width="1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83.93mm" svg:y="18.02mm">
            <loext:p draw:notify-on-update-of-ranges="Sheet1.A2:Sheet1.A27 Sheet1.B1:Sheet1.B1 Sheet1.B2:Sheet1.B27 Sheet1.C1:Sheet1.C1 Sheet1.C2:Sheet1.C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Train Dataset</text:p>
          </table:table-cell>
          <table:table-cell table:style-name="ce1" office:value-type="string" calcext:value-type="string">
            <text:p>Test Dataset</text:p>
          </table:table-cell>
          <table:table-cell table:style-name="ce3"/>
        </table:table-row>
        <table:table-row table:style-name="ro1">
          <table:table-cell office:value-type="string" calcext:value-type="string">
            <text:p>A</text:p>
          </table:table-cell>
          <table:table-cell table:formula="of:=60-[.C2]"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60-[.C3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60-[.C4]"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60-[.C5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60-[.C6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60-[.C7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formula="of:=60-[.C8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formula="of:=60-[.C9]"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formula="of:=60-[.C10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formula="of:=60-[.C11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formula="of:=60-[.C12]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formula="of:=60-[.C13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formula="of:=60-[.C14]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formula="of:=60-[.C15]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table:formula="of:=60-[.C1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formula="of:=60-[.C17]"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formula="of:=60-[.C18]"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formula="of:=60-[.C19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formula="of:=60-[.C20]"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formula="of:=60-[.C21]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formula="of:=60-[.C22]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formula="of:=60-[.C23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formula="of:=60-[.C24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formula="of:=60-[.C25]"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formula="of:=60-[.C26]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formula="of:=60-[.C2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-00-0000</text:date>, <text:time style:data-style-name="N2" text:time-value="13:19:41.380152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lyn Co</meta:initial-creator>
    <meta:creation-date>2016-03-25T11:06:05.844067733</meta:creation-date>
    <dc:date>2016-04-03T13:24:44.585476521</dc:date>
    <dc:creator>Jerelyn Co</dc:creator>
    <meta:editing-duration>PT7M33S</meta:editing-duration>
    <meta:editing-cycles>4</meta:editing-cycles>
    <meta:generator>LibreOffice/5.0.5.2$Linux_X86_64 LibreOffice_project/00m0$Build-2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08cm" svg:y="0.316cm" chart:style-name="ch2">
          <text:p>Train and Test Datasets Instances Count</text:p>
        </chart:title>
        <chart:legend chart:legend-position="end" svg:x="13.208cm" svg:y="3.952cm" style:legend-expansion="high" chart:style-name="ch3"/>
        <chart:plot-area chart:style-name="ch4" table:cell-range-address="Sheet1.A1:Sheet1.C27" chart:data-source-has-labels="both" svg:x="1.331cm" svg:y="1.301cm" svg:width="11.557cm" svg:height="6.538cm">
          <chartooo:coordinate-region svg:x="1.952cm" svg:y="1.5cm" svg:width="10.936cm" svg:height="5.692cm"/>
          <chart:axis chart:dimension="x" chart:name="primary-x" chart:style-name="ch5" chartooo:axis-type="auto">
            <chartooo:date-scale/>
            <chart:title svg:x="6.642cm" svg:y="8.019cm" chart:style-name="ch6">
              <text:p>Letter</text:p>
            </chart:title>
            <chart:categories table:cell-range-address="Sheet1.A2:Sheet1.A27"/>
          </chart:axis>
          <chart:axis chart:dimension="y" chart:name="primary-y" chart:style-name="ch7">
            <chart:title svg:x="0.451cm" svg:y="5.064cm" chart:style-name="ch8">
              <text:p>Count</text:p>
            </chart:title>
            <chart:grid chart:style-name="ch9" chart:class="major"/>
          </chart:axis>
          <chart:series chart:style-name="ch10" chart:values-cell-range-address="Sheet1.B2:Sheet1.B27" chart:label-cell-address="Sheet1.B1:Sheet1.B1" chart:class="chart:bar">
            <chart:data-point chart:repeated="26"/>
          </chart:series>
          <chart:series chart:style-name="ch11" chart:values-cell-range-address="Sheet1.C2:Sheet1.C27" chart:label-cell-address="Sheet1.C1:Sheet1.C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Dataset</text:p>
                <draw:g>
                  <svg:desc>Sheet1.B1:Sheet1.B1</svg:desc>
                </draw:g>
              </table:table-cell>
              <table:table-cell office:value-type="string">
                <text:p>Test Datase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27</svg:desc>
                </draw:g>
              </table:table-cell>
              <table:table-cell office:value-type="float" office:value="39">
                <text:p>39</text:p>
                <draw:g>
                  <svg:desc>Sheet1.B2:Sheet1.B27</svg:desc>
                </draw:g>
              </table:table-cell>
              <table:table-cell office:value-type="float" office:value="21">
                <text:p>21</text:p>
                <draw:g>
                  <svg:desc>Sheet1.C2:Sheet1.C2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